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6176" officeooo:paragraph-rsid="000d6176" style:font-size-asian="17.5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20pt" officeooo:rsid="000d6176" officeooo:paragraph-rsid="000d617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5pt" officeooo:rsid="000d6176" officeooo:paragraph-rsid="000d6176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d6176" officeooo:paragraph-rsid="000e706f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e706f" officeooo:paragraph-rsid="000e706f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3pt" officeooo:rsid="000d6176" officeooo:paragraph-rsid="000d617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2pt" officeooo:rsid="000d6176" officeooo:paragraph-rsid="000d617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5pt" officeooo:rsid="000ec974" officeooo:paragraph-rsid="000ec974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0d6176" officeooo:paragraph-rsid="000e706f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0d6176" officeooo:paragraph-rsid="000d6176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3pt" officeooo:rsid="000ec974" officeooo:paragraph-rsid="000ec974" style:font-size-asian="11.3500003814697pt" style:font-size-complex="13pt"/>
    </style:style>
    <style:style style:name="T1" style:family="text">
      <style:text-properties officeooo:rsid="000e70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PDP</text:p>
      <text:p text:style-name="P2">Palau Enzo</text:p>
      <text:p text:style-name="P3">Ejercicio 1)</text:p>
      <text:p text:style-name="P3"/>
      <text:p text:style-name="P6">a) 3 <text:s text:c="9"/>b) a=3 b=2 <text:s text:c="6"/>c) a=3 b=3 <text:s text:c="6"/>d) b=3 a=2 <text:s text:c="2"/>e) 5 <text:s text:c="6"/>h) a=1 b=3</text:p>
      <text:p text:style-name="P3"/>
      <text:p text:style-name="P3">Ejercicio 2)</text:p>
      <text:p text:style-name="P3"/>
      <text:p text:style-name="P7">int a=1; <text:s/>int b=2; <text:s/>b=b+1; <text:s/>b=a+1; a=a+1; a=a*2; b=b+a; a=(b+1)+2; b=b+1;</text:p>
      <text:p text:style-name="P3"/>
      <text:p text:style-name="P4">Ejercicio <text:span text:style-name="T1">3</text:span>)</text:p>
      <text:p text:style-name="P4"/>
      <text:p text:style-name="P5">a) True <text:s/>b) False <text:s/>c) True <text:s/>f) True h) True K) True</text:p>
      <text:p text:style-name="P5"/>
      <text:p text:style-name="P5"><text:s/></text:p>
      <text:p text:style-name="P8">Ejercicio 5)</text:p>
      <text:p text:style-name="P4"/>
      <text:p text:style-name="P11">aparentan ser lo mismo </text:p>
      <text:p text:style-name="P3"/>
      <text:p text:style-name="P8">Ejercicio 6)</text:p>
      <text:p text:style-name="P8"/>
      <text:p text:style-name="P8">el tercero esta bien en java</text:p>
      <text:p text:style-name="P8"/>
      <text:p text:style-name="P8">Ejercicio 7)</text:p>
      <text:p text:style-name="P8"/>
      <text:p text:style-name="P8">so verdaderas la 2,3 <text:s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4:52:54.178000000</meta:creation-date>
    <dc:date>2023-08-19T14:22:24.565000000</dc:date>
    <meta:editing-duration>PT1H9M21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5" meta:word-count="69" meta:character-count="369" meta:non-whitespace-character-count="275"/>
  </office:meta>
</office:document-meta>
</file>